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905" draw:textarea-horizontal-align="justify" draw:textarea-vertical-align="middle" draw:auto-grow-height="false" fo:min-height="1.75cm" fo:min-width="2.3cm"/>
    </style:style>
    <style:style style:name="gr2" style:family="graphic" style:parent-style-name="standard">
      <style:graphic-properties draw:fill-color="#e6e905" draw:textarea-horizontal-align="justify" draw:textarea-vertical-align="middle" draw:auto-grow-height="false" fo:min-height="1.75cm" fo:min-width="2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7cm"/>
      <style:paragraph-properties style:writing-mode="lr-tb"/>
    </style:style>
    <style:style style:name="gr4" style:family="graphic" style:parent-style-name="standard">
      <style:graphic-properties draw:fill-color="#ff5429" draw:textarea-horizontal-align="justify" draw:textarea-vertical-align="middle" draw:auto-grow-height="false" fo:min-height="3.15cm" fo:min-width="2.7cm"/>
      <style:paragraph-properties style:writing-mode="lr-tb"/>
    </style:style>
    <style:style style:name="gr5" style:family="graphic" style:parent-style-name="standard">
      <style:graphic-properties draw:fill-color="#ff5429" draw:textarea-horizontal-align="justify" draw:textarea-vertical-align="middle" draw:auto-grow-height="false" fo:min-height="1.75cm" fo:min-width="2.7cm"/>
      <style:paragraph-properties style:writing-mode="lr-tb"/>
    </style:style>
    <style:style style:name="gr6" style:family="graphic" style:parent-style-name="standard">
      <style:graphic-properties draw:fill-color="#ff5429" draw:textarea-horizontal-align="justify" draw:textarea-vertical-align="middle" draw:auto-grow-height="false" fo:min-height="8.75cm" fo:min-width="2.7cm"/>
      <style:paragraph-properties style:writing-mode="lr-tb"/>
    </style:style>
    <style:style style:name="gr7" style:family="graphic" style:parent-style-name="standard">
      <style:graphic-properties draw:fill-color="#e6e905" draw:textarea-horizontal-align="justify" draw:textarea-vertical-align="middle" draw:auto-grow-height="false" fo:min-height="0.55cm" fo:min-width="2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6.5cm"/>
      <style:paragraph-properties style:writing-mode="lr-tb"/>
    </style:style>
    <style:style style:name="gr9" style:family="graphic" style:parent-style-name="standard">
      <style:graphic-properties draw:fill-color="#d4ea6b" draw:textarea-horizontal-align="justify" draw:textarea-vertical-align="middle" draw:auto-grow-height="false" fo:min-height="1.164cm" fo:min-width="1.622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6e905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5429"/>
      <style:paragraph-properties fo:text-align="center"/>
      <style:text-properties fo:font-size="12pt"/>
    </style:style>
    <style:style style:name="P4" style:family="paragraph">
      <loext:graphic-properties draw:fill-color="#d4ea6b"/>
      <style:paragraph-properties fo:text-align="center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2.8cm" svg:height="2cm" svg:x="2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cm" svg:x="1.6cm" svg:y="3cm">
          <text:p text:style-name="P2">Log Fi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8cm" svg:x="1.6cm" svg:y="1.6cm">
          <text:p text:style-name="P2">Direct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cm" svg:x="2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cm" svg:x="1.8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cm" svg:x="1.6cm" svg:y="10cm">
          <text:p text:style-name="P2">Log Strea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8cm" svg:x="1.6cm" svg:y="8.6cm">
          <text:p text:style-name="P2">Kafak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2cm" svg:height="3.4cm" svg:x="21.2cm" svg:y="3cm">
          <text:p text:style-name="P2">Lexer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cm" svg:height="2cm" svg:x="6.2cm" svg:y="10cm">
          <text:p text:style-name="P2">KafkaAdapter</text:p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2cm" svg:height="9cm" svg:x="11cm" svg:y="3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8cm" svg:x="6.2cm" svg:y="1.6cm">
          <text:p text:style-name="P2">Adap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8cm" svg:x="11cm" svg:y="1.6cm">
          <text:p text:style-name="P2">Scann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11.2cm" svg:y="6.2cm">
          <text:p text:style-name="P2">buff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11.249cm" svg:y="4.4cm">
          <text:p text:style-name="P2">Recv Cha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11.249cm" svg:y="8.2cm">
          <text:p text:style-name="P2">Send Cha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21.4cm" svg:y="4cm">
          <text:p text:style-name="P2">Recv Cha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6.4cm" svg:y="11cm">
          <text:p text:style-name="P2">Send Cha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2cm" svg:height="9cm" svg:x="15.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8cm" svg:x="15.4cm" svg:y="1.6cm">
          <text:p text:style-name="P2">Brok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15.649cm" svg:y="6cm">
          <text:p text:style-name="P2">Recv Cha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15.649cm" svg:y="7.223cm">
          <text:p text:style-name="P2">Send Cha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0.8cm" svg:x="19.8cm" svg:y="1.6cm">
          <text:p text:style-name="P2">Lexer &amp; Pars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cm" svg:height="2cm" svg:x="21.2cm" svg:y="7.6cm">
          <text:p text:style-name="P2">Parser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21.4cm" svg:y="8.6cm">
          <text:p text:style-name="P2">Recv Cha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21.4cm" svg:y="5.2cm">
          <text:p text:style-name="P2">Send Chan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cm" svg:x="21.4cm" svg:y="11.2cm">
          <text:p text:style-name="P2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2cm" svg:height="2cm" svg:x="6.2cm" svg:y="3cm">
          <text:p text:style-name="P2">FileAdapter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8cm" svg:x="6.4cm" svg:y="4cm">
          <text:p text:style-name="P2">Send Chan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4.2cm" svg:y1="4.2cm" svg:x2="6.2cm" svg:y2="4.2cm">
          <text:p/>
        </draw:line>
        <draw:line draw:style-name="gr10" draw:text-style-name="P5" draw:layer="layout" svg:x1="4.2cm" svg:y1="11.4cm" svg:x2="6.2cm" svg:y2="11.4cm">
          <text:p/>
        </draw:line>
        <draw:line draw:style-name="gr10" draw:text-style-name="P5" draw:layer="layout" svg:x1="9.2cm" svg:y1="4.6cm" svg:x2="11.249cm" svg:y2="4.8cm">
          <text:p/>
        </draw:line>
        <draw:line draw:style-name="gr10" draw:text-style-name="P5" draw:layer="layout" svg:x1="12.6cm" svg:y1="5.2cm" svg:x2="12.6cm" svg:y2="6.2cm">
          <text:p/>
        </draw:line>
        <draw:line draw:style-name="gr10" draw:text-style-name="P5" draw:layer="layout" svg:x1="12.6cm" svg:y1="7cm" svg:x2="12.6cm" svg:y2="8cm">
          <text:p/>
        </draw:line>
        <draw:line draw:style-name="gr10" draw:text-style-name="P5" draw:layer="layout" svg:x1="14.049cm" svg:y1="8.6cm" svg:x2="15.8cm" svg:y2="6.4cm">
          <text:p/>
        </draw:line>
        <draw:line draw:style-name="gr10" draw:text-style-name="P5" draw:layer="layout" svg:x1="18.2cm" svg:y1="7.8cm" svg:x2="21.6cm" svg:y2="4.4cm">
          <text:p/>
        </draw:line>
        <draw:line draw:style-name="gr10" draw:text-style-name="P5" draw:layer="layout" svg:x1="22.8cm" svg:y1="5.8cm" svg:x2="22.8cm" svg:y2="7.6cm">
          <text:p/>
        </draw:line>
        <draw:line draw:style-name="gr10" draw:text-style-name="P5" draw:layer="layout" svg:x1="22.8cm" svg:y1="9.6cm" svg:x2="22.8cm" svg:y2="11.4cm">
          <text:p/>
        </draw:line>
        <draw:line draw:style-name="gr10" draw:text-style-name="P5" draw:layer="layout" svg:x1="9.2cm" svg:y1="11.6cm" svg:x2="11.249cm" svg:y2="5.2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26T08:42:39.111000000</meta:creation-date>
    <dc:date>2021-11-26T08:56:19.527000000</dc:date>
    <meta:editing-duration>PT3M15S</meta:editing-duration>
    <meta:editing-cycles>1</meta:editing-cycles>
    <meta:document-statistic meta:object-count="62"/>
    <meta:generator>LibreOffice/6.4.1.2$Windows_X86_64 LibreOffice_project/4d224e95b98b138af42a64d84056446d09082932</meta:generator>
  </office:meta>
</office:document-meta>
</file>